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fed4e" officeooo:paragraph-rsid="000fed4e"/>
    </style:style>
    <style:style style:name="P2" style:family="paragraph" style:parent-style-name="Standard">
      <style:paragraph-properties fo:text-align="justify" style:justify-single-word="false"/>
      <style:text-properties officeooo:rsid="0010fe10" officeooo:paragraph-rsid="0010fe10"/>
    </style:style>
    <style:style style:name="P3" style:family="paragraph" style:parent-style-name="Standard">
      <style:text-properties fo:font-weight="bold" officeooo:rsid="0010fe10" officeooo:paragraph-rsid="0010fe10" style:font-weight-asian="bold" style:font-weight-complex="bold"/>
    </style:style>
    <style:style style:name="P4" style:family="paragraph" style:parent-style-name="Standard">
      <style:paragraph-properties fo:text-align="justify" style:justify-single-word="false"/>
      <style:text-properties fo:font-weight="bold" officeooo:rsid="001ff34f" officeooo:paragraph-rsid="001ff34f" style:font-weight-asian="bold" style:font-weight-complex="bold"/>
    </style:style>
    <style:style style:name="P5" style:family="paragraph" style:parent-style-name="Standard">
      <style:paragraph-properties fo:text-align="justify" style:justify-single-word="false"/>
      <style:text-properties fo:font-weight="bold" officeooo:rsid="0029c39c" officeooo:paragraph-rsid="0029c39c" style:font-weight-asian="bold" style:font-weight-complex="bold"/>
    </style:style>
    <style:style style:name="P6" style:family="paragraph" style:parent-style-name="Standard">
      <style:paragraph-properties fo:text-align="justify" style:justify-single-word="false"/>
      <style:text-properties fo:font-weight="bold" officeooo:rsid="003639f3" officeooo:paragraph-rsid="003639f3" style:font-weight-asian="bold" style:font-weight-complex="bold"/>
    </style:style>
    <style:style style:name="P7" style:family="paragraph" style:parent-style-name="Standard">
      <style:paragraph-properties fo:text-align="justify" style:justify-single-word="false"/>
      <style:text-properties officeooo:rsid="001ff34f" officeooo:paragraph-rsid="001ff34f"/>
    </style:style>
    <style:style style:name="P8" style:family="paragraph" style:parent-style-name="Standard">
      <style:paragraph-properties fo:text-align="justify" style:justify-single-word="false"/>
      <style:text-properties officeooo:rsid="0020b665" officeooo:paragraph-rsid="0020b665"/>
    </style:style>
    <style:style style:name="P9" style:family="paragraph" style:parent-style-name="Standard">
      <style:paragraph-properties fo:text-align="justify" style:justify-single-word="false"/>
      <style:text-properties officeooo:rsid="00224951" officeooo:paragraph-rsid="00224951"/>
    </style:style>
    <style:style style:name="P10" style:family="paragraph" style:parent-style-name="Standard">
      <style:paragraph-properties fo:text-align="justify" style:justify-single-word="false"/>
      <style:text-properties officeooo:rsid="002255f7" officeooo:paragraph-rsid="002255f7"/>
    </style:style>
    <style:style style:name="P11" style:family="paragraph" style:parent-style-name="Standard">
      <style:paragraph-properties fo:text-align="justify" style:justify-single-word="false"/>
      <style:text-properties officeooo:rsid="0022e04c" officeooo:paragraph-rsid="0022e04c"/>
    </style:style>
    <style:style style:name="P12" style:family="paragraph" style:parent-style-name="Standard">
      <style:paragraph-properties fo:text-align="justify" style:justify-single-word="false"/>
      <style:text-properties officeooo:rsid="0024876d" officeooo:paragraph-rsid="0024876d"/>
    </style:style>
    <style:style style:name="P13" style:family="paragraph" style:parent-style-name="Standard">
      <style:paragraph-properties fo:text-align="justify" style:justify-single-word="false"/>
      <style:text-properties officeooo:rsid="0024bb5e" officeooo:paragraph-rsid="0024bb5e"/>
    </style:style>
    <style:style style:name="P14" style:family="paragraph" style:parent-style-name="Standard">
      <style:paragraph-properties fo:text-align="justify" style:justify-single-word="false"/>
      <style:text-properties officeooo:rsid="0029c39c" officeooo:paragraph-rsid="0029c39c"/>
    </style:style>
    <style:style style:name="P15" style:family="paragraph" style:parent-style-name="Standard">
      <style:paragraph-properties fo:text-align="justify" style:justify-single-word="false"/>
      <style:text-properties officeooo:rsid="003104bb" officeooo:paragraph-rsid="003104bb"/>
    </style:style>
    <style:style style:name="P16" style:family="paragraph" style:parent-style-name="Standard">
      <style:paragraph-properties fo:text-align="justify" style:justify-single-word="false"/>
      <style:text-properties officeooo:rsid="0032bebe" officeooo:paragraph-rsid="0032bebe"/>
    </style:style>
    <style:style style:name="P17" style:family="paragraph" style:parent-style-name="Standard">
      <style:paragraph-properties fo:text-align="justify" style:justify-single-word="false"/>
      <style:text-properties officeooo:rsid="003639f3" officeooo:paragraph-rsid="003639f3"/>
    </style:style>
    <style:style style:name="P18" style:family="paragraph" style:parent-style-name="Standard">
      <style:paragraph-properties fo:text-align="justify" style:justify-single-word="false"/>
      <style:text-properties officeooo:rsid="003639f3" officeooo:paragraph-rsid="0036e9a7"/>
    </style:style>
    <style:style style:name="P19" style:family="paragraph" style:parent-style-name="Standard">
      <style:paragraph-properties fo:text-align="justify" style:justify-single-word="false"/>
      <style:text-properties officeooo:rsid="0038ad12" officeooo:paragraph-rsid="0038ad12"/>
    </style:style>
    <style:style style:name="P20" style:family="paragraph" style:parent-style-name="Standard">
      <style:paragraph-properties fo:text-align="justify" style:justify-single-word="false"/>
      <style:text-properties officeooo:rsid="003b4a05" officeooo:paragraph-rsid="003eb0e9"/>
    </style:style>
    <style:style style:name="P21" style:family="paragraph" style:parent-style-name="Standard">
      <style:paragraph-properties fo:text-align="justify" style:justify-single-word="false"/>
      <style:text-properties officeooo:rsid="003b4a05" officeooo:paragraph-rsid="003f2683"/>
    </style:style>
    <style:style style:name="P22" style:family="paragraph" style:parent-style-name="Standard">
      <style:paragraph-properties fo:text-align="justify" style:justify-single-word="false"/>
      <style:text-properties officeooo:rsid="004362cb" officeooo:paragraph-rsid="00486a48"/>
    </style:style>
    <style:style style:name="P23" style:family="paragraph" style:parent-style-name="Standard">
      <style:paragraph-properties fo:text-align="justify" style:justify-single-word="false"/>
      <style:text-properties fo:font-weight="normal" officeooo:rsid="004db4c9" officeooo:paragraph-rsid="004db4c9" style:font-weight-asian="normal" style:font-weight-complex="normal"/>
    </style:style>
    <style:style style:name="T1" style:family="text">
      <style:text-properties officeooo:rsid="0012cbee"/>
    </style:style>
    <style:style style:name="T2" style:family="text">
      <style:text-properties officeooo:rsid="001783bd"/>
    </style:style>
    <style:style style:name="T3" style:family="text">
      <style:text-properties officeooo:rsid="00189ff8"/>
    </style:style>
    <style:style style:name="T4" style:family="text">
      <style:text-properties officeooo:rsid="001b5f13"/>
    </style:style>
    <style:style style:name="T5" style:family="text">
      <style:text-properties officeooo:rsid="001e1e08"/>
    </style:style>
    <style:style style:name="T6" style:family="text">
      <style:text-properties officeooo:rsid="0021010e"/>
    </style:style>
    <style:style style:name="T7" style:family="text">
      <style:text-properties officeooo:rsid="002b5acc"/>
    </style:style>
    <style:style style:name="T8" style:family="text">
      <style:text-properties officeooo:rsid="002ce84f"/>
    </style:style>
    <style:style style:name="T9" style:family="text">
      <style:text-properties officeooo:rsid="002dcffe"/>
    </style:style>
    <style:style style:name="T10" style:family="text">
      <style:text-properties officeooo:rsid="0036b455"/>
    </style:style>
    <style:style style:name="T11" style:family="text">
      <style:text-properties officeooo:rsid="0036e9a7"/>
    </style:style>
    <style:style style:name="T12" style:family="text">
      <style:text-properties officeooo:rsid="0037d0f6"/>
    </style:style>
    <style:style style:name="T13" style:family="text">
      <style:text-properties officeooo:rsid="00395d75"/>
    </style:style>
    <style:style style:name="T14" style:family="text">
      <style:text-properties officeooo:rsid="003eb0e9"/>
    </style:style>
    <style:style style:name="T15" style:family="text">
      <style:text-properties fo:font-weight="bold" style:font-weight-asian="bold" style:font-weight-complex="bold"/>
    </style:style>
    <style:style style:name="T16" style:family="text">
      <style:text-properties fo:font-weight="bold" officeooo:rsid="003eb0e9"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eb0e9" style:font-weight-asian="normal" style:font-weight-complex="normal"/>
    </style:style>
    <style:style style:name="T19" style:family="text">
      <style:text-properties fo:font-weight="normal" officeooo:rsid="003f2683" style:font-weight-asian="normal" style:font-weight-complex="normal"/>
    </style:style>
    <style:style style:name="T20" style:family="text">
      <style:text-properties fo:font-weight="normal" officeooo:rsid="00400e40" style:font-weight-asian="normal" style:font-weight-complex="normal"/>
    </style:style>
    <style:style style:name="T21" style:family="text">
      <style:text-properties fo:font-weight="normal" officeooo:rsid="0040b0fd" style:font-weight-asian="normal" style:font-weight-complex="normal"/>
    </style:style>
    <style:style style:name="T22" style:family="text">
      <style:text-properties fo:font-weight="normal" officeooo:rsid="004138d6" style:font-weight-asian="normal" style:font-weight-complex="normal"/>
    </style:style>
    <style:style style:name="T23" style:family="text">
      <style:text-properties fo:font-weight="normal" officeooo:rsid="0041de2a" style:font-weight-asian="normal" style:font-weight-complex="normal"/>
    </style:style>
    <style:style style:name="T24" style:family="text">
      <style:text-properties fo:font-weight="normal" officeooo:rsid="0042167a" style:font-weight-asian="normal" style:font-weight-complex="normal"/>
    </style:style>
    <style:style style:name="T25" style:family="text">
      <style:text-properties fo:font-weight="normal" officeooo:rsid="004553b7" style:font-weight-asian="normal" style:font-weight-complex="normal"/>
    </style:style>
    <style:style style:name="T26" style:family="text">
      <style:text-properties fo:font-weight="normal" officeooo:rsid="00486a48" style:font-weight-asian="normal" style:font-weight-complex="normal"/>
    </style:style>
    <style:style style:name="T27" style:family="text">
      <style:text-properties fo:font-weight="normal" officeooo:rsid="0049b2d7" style:font-weight-asian="normal" style:font-weight-complex="normal"/>
    </style:style>
    <style:style style:name="T28" style:family="text">
      <style:text-properties fo:font-weight="normal" officeooo:rsid="004bb525" style:font-weight-asian="normal" style:font-weight-complex="normal"/>
    </style:style>
    <style:style style:name="T29" style:family="text">
      <style:text-properties fo:font-weight="normal" officeooo:rsid="004c221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urrent state summary:</text:p>
      <text:p text:style-name="P2">The car-park is operating correctly in terms of generating new arrivals based on the provided RNG from the main loop. Currently, the main loop generates, allocates and initialize incoming cars, <text:span text:style-name="T1">then later added to the Car-park queue if preconditions checkout. </text:span><text:span text:style-name="T2">We have also implemented in-valets code for thread management and synchronization of shared data of the process. </text:span><text:span text:style-name="T3">The in-valets wait on semaphore initialized to 0 named ‘arrivals’ accordingly with it’s purpose. </text:span><text:span text:style-name="T4">It is noted that the semaphore implementation used allow the threads to sleep until the semaphore is ‘posted’ or ‘signaled’. </text:span><text:span text:style-name="T5">In-valets currently take arriving cars from the queue and park them in empty slots.</text:span></text:p>
      <text:p text:style-name="P2"/>
      <text:p text:style-name="P4">Finished:</text:p>
      <text:p text:style-name="P7">Queue implementation is complete and tested to operate correctly.</text:p>
      <text:p text:style-name="P8">Code is split into files for isolation <text:span text:style-name="T6">(main, monitor, in-valets, out-valets).</text:span></text:p>
      <text:p text:style-name="P9">Main loop generating incoming cars.</text:p>
      <text:p text:style-name="P10">Monitor calculates some statistics, updateStats, print to terminal, and re-draw GUI window.</text:p>
      <text:p text:style-name="P11">GUI working with queue.</text:p>
      <text:p text:style-name="P12">CLI arguments parsed correctly according to Project document.</text:p>
      <text:p text:style-name="P13">Makefile updated to compile correctly.</text:p>
      <text:p text:style-name="P14"/>
      <text:p text:style-name="P5">Work in progress:</text:p>
      <text:p text:style-name="P14">SIGINT and SIGTERM handling: graceful <text:span text:style-name="T8">thread termination and </text:span>cleanup and print final <text:span text:style-name="T7">car-park </text:span>report <text:span text:style-name="T9">to stdout.</text:span></text:p>
      <text:p text:style-name="P14"/>
      <text:p text:style-name="P15">Out-valets: initial code as per design.</text:p>
      <text:p text:style-name="P15"/>
      <text:p text:style-name="P16">Testing for deadlocks: theory and testing.</text:p>
      <text:p text:style-name="P14"/>
      <text:p text:style-name="P6">Problems during work:</text:p>
      <text:p text:style-name="P17">C language tool chain does not allow multiple includes. Having circular includes produces this compile-time error. <text:span text:style-name="T10">It was later found that it is common practice to use ‘include guards’. </text:span><text:span text:style-name="T11">The following illustrates the pre-proccessor directives for include guards.</text:span></text:p>
      <text:p text:style-name="P18"><text:tab/><text:tab/></text:p>
      <text:p text:style-name="P18"><text:tab/><text:tab/>#ifndef HEADFILENAME_H</text:p>
      <text:p text:style-name="P17"><text:tab/><text:tab/>#define HEADFILENAME_H</text:p>
      <text:p text:style-name="P17"><text:tab/><text:tab/><text:span text:style-name="T11">{{ </text:span>Header content, <text:span text:style-name="T12">varibale and function decelerations </text:span><text:span text:style-name="T11">}}</text:span></text:p>
      <text:p text:style-name="P17"><text:tab/><text:tab/>#endif</text:p>
      <text:p text:style-name="P19">During compile-time, the per-procseesor checks if the compile-time symbol HEADFILENAME_H is defined to decied whether include the whole header again. <text:span text:style-name="T13">It serves the purpose of “include once” or </text:span></text:p>
      <text:p text:style-name="P19"/>
      <text:p text:style-name="P19"><text:tab/><text:tab/><text:span text:style-name="T13">#pragma once</text:span></text:p>
      <text:p text:style-name="P19"/>
      <text:p text:style-name="P20">Falsely implemented CarInit when it is already implemented in CarPark.o. ‘ld’ output mentions the CarInit is defined multiple times. </text:p>
      <text:p text:style-name="P20"/>
      <text:p text:style-name="P20"/>
      <text:p text:style-name="P20"><text:soft-page-break/><text:span text:style-name="T16">Not Started:</text:span></text:p>
      <text:p text:style-name="P23"><text:span text:style-name="T14">O</text:span>ut-valet functionality.</text:p>
      <text:p text:style-name="P23"/>
      <text:p text:style-name="P21"><text:span text:style-name="T18">Calculations of all statistics.</text:span></text:p>
      <text:p text:style-name="P21"><text:span text:style-name="T18"/></text:p>
      <text:p text:style-name="P21"><text:span text:style-name="T19">Proper thread termination is good practice, despite the fact that the OS (Linux) frees all the resources held by the starting process after terminaion. Graceful termination of the program can be done in 2 common methods. </text:span><text:span text:style-name="T20">The first method is to send pthread_cancel() to each thread. </text:span><text:span text:style-name="T21">Ideally, the thread should terminate immediately. However, if the thread </text:span><text:span text:style-name="T22">un</text:span><text:span text:style-name="T21">sets ‘cancel state’ with pthread_setcanelstate</text:span><text:span text:style-name="T22">(), a cancel request </text:span><text:span text:style-name="T23">is then queued until the thread re-enables </text:span><text:span text:style-name="T24">cancellation.</text:span><text:span text:style-name="T23"> </text:span></text:p>
      <text:p text:style-name="P21"><text:span text:style-name="T23"/></text:p>
      <text:p text:style-name="P22"><text:span text:style-name="T23">M</text:span><text:span text:style-name="T17">oreover, pthread_setcanceltype() alllow to set asynchronous cancel where the thraed is canceled at any point, which may introduce data corruption of shared data is used. </text:span><text:span text:style-name="T25">Another type is deferred, where the thread is canceled when it reaches a cancel point, by calling pthraed_testcancel() when ever is safe.</text:span></text:p>
      <text:p text:style-name="P22"><text:span text:style-name="T25"/></text:p>
      <text:p text:style-name="P22"><text:span text:style-name="T26">The second method, which is more reliable in our testing is to use a shared flag. Since threads by default share data with the parent thread, </text:span><text:span text:style-name="T27">we can make the thread check the value of a global flag to indicate when it should call pthread_ex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ed4e" officeooo:paragraph-rsid="000fed4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EE463 Operating Systems<text:tab/>Term Project-B Memo<text:tab/><text:date style:data-style-name="N37" text:date-value="2022-04-20T20:14:13.043963829" text:fixed="true">04/20/22</text:date></text:p>
        <text:p text:style-name="MP1"/>
        <text:p text:style-name="MP1">Hesham T. Banafa</text:p>
        <text:p text:style-name="MP1">Muhannad Al-Ghamdi</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0T20:12:21.756371935</meta:creation-date>
    <dc:date>2022-04-20T21:20:59.935905130</dc:date>
    <meta:editing-duration>PT1H8M16S</meta:editing-duration>
    <meta:editing-cycles>57</meta:editing-cycles>
    <meta:generator>LibreOffice/7.3.2.2$Linux_X86_64 LibreOffice_project/30$Build-2</meta:generator>
    <meta:document-statistic meta:table-count="0" meta:image-count="0" meta:object-count="0" meta:page-count="2" meta:paragraph-count="33" meta:word-count="481" meta:character-count="3235" meta:non-whitespace-character-count="2771"/>
  </office:meta>
</office:document-meta>
</file>